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7138in"/>
    </style:style>
    <style:style style:name="ro1" style:family="table-row">
      <style:table-row-properties style:row-height="1.2083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9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9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28in" style:rotation-angle="9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3" table:default-cell-style-name="ce3"/>
        <table:table-column table:style-name="co3" table:number-columns-repeated="220" table:default-cell-style-name="ce3"/>
        <table:table-column table:style-name="co4" table:number-columns-repeated="13" table:default-cell-style-name="ce11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4" office:value-type="string" calcext:value-type="string">
            <text:p>SR1.NEEDED</text:p>
          </table:table-cell>
          <table:table-cell table:style-name="ce4" office:value-type="string" calcext:value-type="string">
            <text:p>SR2.NEEDED</text:p>
          </table:table-cell>
          <table:table-cell table:style-name="ce4" office:value-type="string" calcext:value-type="string">
            <text:p><text:s/>DRMUX</text:p>
          </table:table-cell>
          <table:table-cell table:style-name="ce4" office:value-type="string" calcext:value-type="string">
            <text:p><text:s/>ADDR1MUX</text:p>
          </table:table-cell>
          <table:table-cell table:style-name="ce6" office:value-type="string" calcext:value-type="string" table:number-columns-spanned="2" table:number-rows-spanned="1">
            <text:p><text:s/>ADDR2MUX</text:p>
          </table:table-cell>
          <table:covered-table-cell table:style-name="ce6"/>
          <table:table-cell table:style-name="ce4" office:value-type="string" calcext:value-type="string">
            <text:p><text:s/>LSHF1</text:p>
          </table:table-cell>
          <table:table-cell table:style-name="ce4" office:value-type="string" calcext:value-type="string">
            <text:p>ADDRESSMUX</text:p>
          </table:table-cell>
          <table:table-cell table:style-name="ce4" office:value-type="string" calcext:value-type="string">
            <text:p><text:s/>SR2MUX</text:p>
          </table:table-cell>
          <table:table-cell table:style-name="ce6" office:value-type="string" calcext:value-type="string" table:number-columns-spanned="2" table:number-rows-spanned="1">
            <text:p><text:s/>ALUK</text:p>
          </table:table-cell>
          <table:covered-table-cell table:style-name="ce6"/>
          <table:table-cell table:style-name="ce4" office:value-type="string" calcext:value-type="string">
            <text:p>ALU.RESULTMUX</text:p>
          </table:table-cell>
          <table:table-cell table:style-name="ce4" office:value-type="string" calcext:value-type="string">
            <text:p>BR.OP</text:p>
          </table:table-cell>
          <table:table-cell table:style-name="ce4" office:value-type="string" calcext:value-type="string">
            <text:p>UNCOND.OP</text:p>
          </table:table-cell>
          <table:table-cell table:style-name="ce4" office:value-type="string" calcext:value-type="string">
            <text:p>TRAP.OP</text:p>
          </table:table-cell>
          <table:table-cell table:style-name="ce10" office:value-type="string" calcext:value-type="string">
            <text:p>BR.STALL</text:p>
          </table:table-cell>
          <table:table-cell table:style-name="ce4" office:value-type="string" calcext:value-type="string">
            <text:p>DCACHE.EN</text:p>
          </table:table-cell>
          <table:table-cell table:style-name="ce4" office:value-type="string" calcext:value-type="string">
            <text:p>DCACHE.RW</text:p>
          </table:table-cell>
          <table:table-cell table:style-name="ce4" office:value-type="string" calcext:value-type="string">
            <text:p><text:s/>DATA.SIZE</text:p>
          </table:table-cell>
          <table:table-cell table:style-name="ce6" office:value-type="string" calcext:value-type="string" table:number-columns-spanned="2" table:number-rows-spanned="1">
            <text:p>DR.VALUMUX</text:p>
          </table:table-cell>
          <table:covered-table-cell table:style-name="ce6"/>
          <table:table-cell table:style-name="ce4" office:value-type="string" calcext:value-type="string">
            <text:p>LD.REG</text:p>
          </table:table-cell>
          <table:table-cell table:style-name="ce4" office:value-type="string" calcext:value-type="string">
            <text:p>LD.CC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000 <text:s/>(0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0001 <text:s/>(1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0010 <text:s/>(2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0011 <text:s/>(3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0100 <text:s/>(4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01 <text:s/>(5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10 <text:s/>(6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0111 <text:s/>(7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00 <text:s/>(8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01 <text:s/>(9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10 <text:s/>(10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011 <text:s/>(11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01100 <text:s/>(12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1101 <text:s/>(13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1110 <text:s/>(14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01111 <text:s/>(15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0000 <text:s/>(16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number-columns-repeated="2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0001 <text:s/>(17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number-columns-repeated="2"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0010 <text:s/>(18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0011 <text:s/>(19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0100 <text:s/>(20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01 <text:s/>(21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10 <text:s/>(22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0111 <text:s/>(23)</text:p>
          </table:table-cell>
          <table:table-cell table:style-name="ce5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00 <text:s/>(24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01 <text:s/>(25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10 <text:s/>(26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011 <text:s/>(27)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4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011100 <text:s/>(28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3" table:style-name="ce5" office:value-type="string" calcext:value-type="string">
            <text:p>1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1101 <text:s/>(29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3" table:style-name="ce5" office:value-type="string" calcext:value-type="string">
            <text:p>1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1110 <text:s/>(30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3" table:style-name="ce5" office:value-type="string" calcext:value-type="string">
            <text:p>1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011111 <text:s/>(31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/>
          <table:table-cell table:style-name="ce5" table:number-columns-repeated="4"/>
          <table:table-cell table:number-columns-repeated="3" table:style-name="ce5" office:value-type="string" calcext:value-type="string">
            <text:p>1</text:p>
          </table:table-cell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0000 <text:s/>(32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0001 <text:s/>(33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0010 <text:s/>(34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0011 <text:s/>(35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0100 <text:s/>(36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01 <text:s/>(37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10 <text:s/>(38)</text:p>
          </table:table-cell>
          <table:table-cell table:number-columns-repeated="2" table:style-name="ce5" office:value-type="string" calcext:value-type="string">
            <text:p>1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111 <text:s/>(39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1000 <text:s/>(40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001 <text:s/>(41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010 <text:s/>(42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011 <text:s/>(43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100 <text:s/>(44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101 <text:s/>(45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110 <text:s/>(46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01111 <text:s/>(47)</text:p>
          </table:table-cell>
          <table:table-cell table:style-name="ce5" table:number-columns-repeated="4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0000 <text:s/>(48)</text:p>
          </table:table-cell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0001 <text:s/>(49)</text:p>
          </table:table-cell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0010 <text:s/>(50)</text:p>
          </table:table-cell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0011 <text:s/>(51)</text:p>
          </table:table-cell>
          <table:table-cell table:style-name="ce5" office:value-type="string" calcext:value-type="string">
            <text:p>1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/>
          <table:table-cell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table:number-columns-repeated="3"/>
          <table:table-cell table:style-name="ce7"/>
          <table:table-cell table:style-name="ce8"/>
          <table:table-cell table:style-name="ce9"/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0100 <text:s/>(52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 office:value-type="string" calcext:value-type="string">
            <text:p>1</text:p>
          </table:table-cell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01 <text:s/>(53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 office:value-type="string" calcext:value-type="string">
            <text:p>1</text:p>
          </table:table-cell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10 <text:s/>(54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 office:value-type="string" calcext:value-type="string">
            <text:p>1</text:p>
          </table:table-cell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0111 <text:s/>(55)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5" table:number-columns-repeated="2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style-name="ce7"/>
          <table:table-cell table:style-name="ce8"/>
          <table:table-cell table:style-name="ce9" office:value-type="string" calcext:value-type="string">
            <text:p>1</text:p>
          </table:table-cell>
          <table:table-cell table:style-name="ce5" table:number-columns-repeated="7"/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1000 <text:s/>(56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001 <text:s/>(57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010 <text:s/>(58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011 <text:s/>(59)</text:p>
          </table:table-cell>
          <table:table-cell table:style-name="ce5" table:number-columns-repeated="3"/>
          <table:table-cell table:style-name="ce5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7"/>
          <table:table-cell table:style-name="ce7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100 <text:s/>(60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number-columns-repeated="3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101 <text:s/>(61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number-columns-repeated="3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110 <text:s/>(62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number-columns-repeated="3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2">
          <table:table-cell table:style-name="ce2" office:value-type="string" calcext:value-type="string">
            <text:p>111111 <text:s/>(63)</text:p>
          </table:table-cell>
          <table:table-cell table:style-name="ce5" table:number-columns-repeated="2"/>
          <table:table-cell table:style-name="ce5" office:value-type="string" calcext:value-type="string">
            <text:p>1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office:value-type="string" calcext:value-type="string">
            <text:p>0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5" table:number-columns-repeated="2"/>
          <table:table-cell table:number-columns-repeated="3" table:style-name="ce5" office:value-type="string" calcext:value-type="string">
            <text:p>1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5"/>
          <table:table-cell table:number-columns-repeated="100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number-columns-repeated="257" table:default-cell-style-name="ce11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4" table:number-columns-repeated="257" table:default-cell-style-name="ce11"/>
        <table:table-column table:style-name="co4" table:number-columns-repeated="767" table:default-cell-style-name="Default"/>
        <table:table-row table:style-name="ro4">
          <table:table-cell table:number-columns-repeated="1024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Helvetica" fo:font-family="Helvetica" fo:font-size="9pt" style:font-size-asian="9pt" style:font-size-complex="9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dc:date>2020-12-07T21:39:28.360493582</dc:date>
    <meta:editing-duration>PT5M3S</meta:editing-duration>
    <meta:editing-cycles>1</meta:editing-cycles>
    <meta:document-statistic meta:table-count="3" meta:cell-count="598" meta:object-count="0"/>
    <meta:generator>LibreOffice/6.4.6.2$Linux_X86_64 LibreOffice_project/40$Build-2</meta:generator>
  </office:meta>
</office:document-meta>
</file>